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PIRA ALVAREZ, JOEL ABRAH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PIRA ALVAREZ, JOEL ABRAH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3057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DIAZ MORIANO, DOR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63293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47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9:42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